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Liberation Serif" svg:font-family="'Liberation Serif'"/>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loext:opacity="0%" style:font-name="Liberation Serif" fo:font-size="12pt" fo:font-weight="normal"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style:use-window-font-color="true" loext:opacity="0%" style:font-name="Liberation Serif" fo:font-size="12pt" fo:font-weight="bold"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loext:opacity="0%" style:font-name="Calibri" fo:font-size="11pt" fo:font-weight="normal" fo:background-color="transparent" style:font-name-asian="Calibri" style:font-name-complex="Calibri"/>
    </style:style>
    <style:style style:name="P5" style:family="paragraph" style:parent-style-name="Standard">
      <style:paragraph-properties fo:line-height="100%" fo:text-align="start" style:justify-single-word="false"/>
    </style:style>
    <style:style style:name="T1" style:family="text">
      <style:text-properties style:use-window-font-color="true" loext:opacity="0%" style:font-name="Liberation Serif" fo:font-size="12pt" fo:font-weight="normal" fo:background-color="transparent" loext:char-shading-value="0" style:font-name-asian="Liberation Serif" style:font-name-complex="Liberation Serif"/>
    </style:style>
    <style:style style:name="T2" style:family="text">
      <style:text-properties style:use-window-font-color="true" loext:opacity="0%" style:font-name="Liberation Serif" fo:font-size="12pt" fo:font-weight="bold" fo:background-color="transparent" loext:char-shading-value="0" style:font-name-asian="Liberation Serif" style:font-name-complex="Liberation Serif"/>
    </style:style>
    <style:style style:name="T3" style:family="text">
      <style:text-properties style:use-window-font-color="true" loext:opacity="0%" style:font-name="Liberation Serif" fo:font-size="12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4" style:family="text">
      <style:text-properties style:use-window-font-color="true" loext:opacity="0%" style:font-name="Liberation Serif"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5" style:family="text">
      <style:text-properties officeooo:rsid="0009b0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donay González Gutiérrez FO06_Tarea.</text:p>
      <text:p text:style-name="P4"/>
      <text:p text:style-name="P3">Actividad 1:</text:p>
      <text:p text:style-name="P4"/>
      <text:p text:style-name="P1"><text:span text:style-name="T2"><text:tab/>-Tres riesgos derivados de las condiciones de seguridad: </text:span><text:span text:style-name="T1">En la lectura podemos encontrar diferentes factores de riesgo derivados por la malas condiciones de seguridad, el primero que podemos observar es que el edificio en el que trabaja es antiguo y esta en obras, aparte de eso tiene un mal acceso ya que los escalones de la entrada son muy estrechos y tiene riego de tropezar y caerse.</text:span></text:p>
      <text:p text:style-name="P4"/>
      <text:p text:style-name="P2">Otro riesgo es que Juan aveces tiene mover algunos equipos de un lugar a otro y comenta que tiene poco espacio <text:s/>para realizar las operaciones de mantenimiento, programación...</text:p>
      <text:p text:style-name="P4"/>
      <text:p text:style-name="P2">Otra riego que también podemos detectar en la lectura es que el material informático se guarda en estanterías muy altas, las cuales, no tienen puertas <text:s/>y ya ha producido mas de una vez que se le cayera alguna de esas cajas encima.</text:p>
      <text:p text:style-name="P4"/>
      <text:p text:style-name="P2"><text:tab/></text:p>
      <text:p text:style-name="P1"><text:span text:style-name="T1"><text:tab/></text:span><text:span text:style-name="T2">-Tres riesgos derivados de las condiciones ambientales: </text:span><text:span text:style-name="T1">El primero que podemos identificar en la lectura es el riesgo sonoro que tienen que soportar cuando están en los despachos, ya que hay una maquina de lavado en el exterior que emite un sonido molesto y constante.</text:span></text:p>
      <text:p text:style-name="P4"/>
      <text:p text:style-name="P2">A raíz de ese problema surge otro riesgo, dado el ruido emito por la maquina no pueden abrir las ventanas y eso junto a la mala ventilación originar altas temperaturas llegando a los 30º en verano.</text:p>
      <text:p text:style-name="P4"/>
      <text:p text:style-name="P2">Otro de esos riesgos es la mala iluminación de los pasillos hasta los despachos, ya que la poca visibilidad puede originar caídas o golpes, también mencionar que en los pasillos hay losetas sueltas, lo que también puede originar caídas.</text:p>
      <text:p text:style-name="P4"/>
      <text:p text:style-name="P1"><text:span text:style-name="T1"><text:tab/></text:span><text:span text:style-name="T2">-Tres riesgos derivados de las condiciones ergonómicas: </text:span><text:span text:style-name="T1">Uno de los primeros riegos que podemos encontrar es: que la empresa supervisa constantemente el trabajo sometiendo al personal a una gran presión.</text:span></text:p>
      <text:p text:style-name="P4"/>
      <text:p text:style-name="P2">Por una de las causas ambientales mencionadas anteriormente (ruido en el lugar de trabajo) Juan tiene que alzar mucho la voz para comunicarse con sus compañeros lo que produce al final del día dolor de cabeza y garganta.</text:p>
      <text:p text:style-name="P4"/>
      <text:p text:style-name="P2">Otro punto que podemos ver es que Juan lleva un tiempo sintiéndose muy agotado, como sin falta de energía, siente que no puede con el trabajo y gran sensación de tristeza.</text:p>
      <text:p text:style-name="P4"/>
      <text:p text:style-name="P3"/>
      <text:p text:style-name="P3"/>
      <text:p text:style-name="P3"/>
      <text:p text:style-name="P3"/>
      <text:p text:style-name="P3"/>
      <text:p text:style-name="P3"/>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oft-page-break/><text:span text:style-name="T2">Actividad 2 y 3</text:span><text:span text:style-name="T3">:</text:span><text:span text:style-name="T4">Realiza una evaluación de esos riesgos en función de la severidad de los daños que pueden producir en la salud del trabajador y la probabilidad de que ocurran así como una valoración de los mismos (Tolerable, Moderado,...)- Indica los daños a la salud que pueden provocar cada uno de esos riesgos.</text:span></text:p>
      <text:p text:style-name="P2"/>
      <text:p text:style-name="P2"><text:tab/>- Primero de esos riegos que podemos encontrar en la lectura es que lo superiores ejercen gran presión sobre los trabajadores y amonestan verbalmente y por escrito a los que tengan iniciativa <text:s/>propia. Lo que puede producir estrés y tensión en el ambien<text:span text:style-name="T5">te</text:span> laboral (riesgo moderado)</text:p>
      <text:p text:style-name="P2"><text:s/></text:p>
      <text:p text:style-name="P2"><text:tab/>-Por otro lado podemos ver que el edificio donde se encuentran la oficinas esta en obras, la lectura no nos especifica que tipo de remodelación es, pero esto puede conllevar a diferentes riegos, como por ejemplo: caída de material de obra desde andamios etc, un riego que si esta mencionado es que se tropieza con los escalones de la entrado dado que es muy estrecha, esto es un riego moderado, ya que pueden terminar cayéndose alguien y sufrir algún golpe leve o llegar a alguna fractura.</text:p>
      <text:p text:style-name="P2"/>
      <text:p text:style-name="P2"><text:tab/>-Siguiente riesgo que observamos es la falta de iluminación en los pasillos, unido a que las losetas de suelo están sueltas pueden producir un riego de caídas, golpes y fracturas (riego <text:s/>medio-medio alto)</text:p>
      <text:p text:style-name="P2"/>
      <text:p text:style-name="P2"><text:tab/>-Ruido en los despachos por una maquina de auto lavado que hay al lado de la oficina. Esto produce varios riegos laborales: Primero el elevado ruido hace que no se escuchen los compañeros y que tengan que elevar la voz , lo que hace que al final del día estén con dolores de cabeza y de garganta( riego moderado) Segundo el alto ruido hace que no puedan abrir las ventanas, lo que producen unas altas temperaturas en las oficinas (riego moderado) ya que puede producir junto a la falta de ventilación golpes de calor, mal ambiente de trabajo, y llegando a producir un zumbido constante en los oídos de Juan.</text:p>
      <text:p text:style-name="P2"/>
      <text:p text:style-name="P2"><text:tab/>-El material informático, se guarda en estanterías muy altas, sin puertas y alguna vez se le ha caído una caja encima( esto podemos considerarlo un riego leve-moderado) ya que dependiendo de lo que contengan las cajas puedes hacerte mucho daño.</text:p>
      <text:p text:style-name="P2"/>
      <text:p text:style-name="P2"><text:tab/>-Juan pasa muchas horas inclinado sobre la mesa de trabajo, lo que puede llevar a producir dolores de espalda por una mala postura.</text:p>
      <text:p text:style-name="P2"/>
      <text:p text:style-name="P2"><text:tab/>-Por ultimo vemos en el texto que están faltando varios compañeros por una epidemia de gripe(esto es un riego moderado) Juan cree que la ha pillado dado que tiene síntomas como dolor de cabeza y malestar general,pero también comenta que lleva tiempo sintiéndose agotado y sin motivación lo que se puede achacar al mal ambiente de trabajo, siento este causado por la gran presión a la que es sometido y también por las malas condiciones del lugar de trabajo y puede que este sufriendo de estrés o que este ¨ quemado ¨ de su trabajo.</text:p>
      <text:p text:style-name="P2"/>
      <text:p text:style-name="P2"/>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oft-page-break/><text:span text:style-name="T2">Actividad 4:</text:span><text:span text:style-name="T4">Indica qué técnica de prevención y/o protección es más adecuada para prevenirlos. </text:span></text:p>
      <text:p text:style-name="P2"/>
      <text:p text:style-name="P2"><text:tab/>-Alta presión laboral: Para este riesgo laboral lo mejor que se puede hacer es reunirse con el comité de empresa y informar de los hechos y que el comité se reúna y comente esta situación con lo dirigentes de la empresa para poder solucionar esta situación.</text:p>
      <text:p text:style-name="P2"/>
      <text:p text:style-name="P2"><text:tab/>-Obras en las oficinas: Primero que nada la señalización en todo lugar que se estén haciendo obras y que haya cualquier tipo de riego, utilización de <text:span text:style-name="T5">E</text:span>pis siempre que sean necesarios y en el caso mas concreto de la entrada estrecha, intentar habilitar otra entrada provisional hasta que esta este arreglada <text:s/>y <text:s/>en el caso de que eso no fuera posible la señalización del estrechamiento y de pasar con precaución.</text:p>
      <text:p text:style-name="P2"/>
      <text:p text:style-name="P2"><text:tab/>-Pasillos con poca iluminación y losetas sueltas: Ya que que el edificio esta siendo remodelado,como ya dije antes toda aquella zona que no este en condiciones y o este siendo remodela debe estar señalizada, en este caso se podrían una luces provisionales <text:s/>o directamente corregir este problemas con las luces y obviamente lo mismo con el tema de las losetas: una correcta señalización con los peligros que <text:s/>esto puede llevar y la solución al problema que es arreglar el piso.</text:p>
      <text:p text:style-name="P2"><text:tab/></text:p>
      <text:p text:style-name="P2"><text:tab/>- Ruido y calor en las oficinas: Esto tiene una única solución ya que el ruido va a ser inevitable, instalación de aire acondicionado y la insonorización de las oficinas.</text:p>
      <text:p text:style-name="P2"/>
      <text:p text:style-name="P2"><text:tab/>-Estanterías sin puertas: Usar una escalera para poner las cajas y descargarla de las zonas mas altas, intentar <text:s/>poner el material mas pesado y mas complicado de coger en las zonas mas bajas para no tener es ri<text:span text:style-name="T5">e</text:span>sgo de que se nos caigan las cosas encimas y suframos algún tipo de lesión.</text:p>
      <text:p text:style-name="P2"/>
      <text:p text:style-name="P2"><text:tab/>-Juan pasa muchas horas inclinado sobre la mesa de trabajo: Corregir la posición de trabajo para evitar problemas de espalda, la oficina debe contar con sillas con reposa brazos y espaldar regulable.</text:p>
      <text:p text:style-name="P2"/>
      <text:p text:style-name="P2"><text:tab/>-Posible epidemia de gripe: Siempre que uno se encuentre mal y acuda al trabajo hacerlo con mascarilla para no contagiar a los demás y en caso de q<text:span text:style-name="T5">ue</text:span> sea mas grave y no se acuda al trab<text:span text:style-name="T5">a</text:span>jo avisara a los encargado, jefes, etc para avisar a los demás compañeros y q<text:span text:style-name="T5">ue</text:span> acudan al trabajo con mascarilla.</text:p>
      <text:p text:style-name="P2"/>
      <text:p text:style-name="P2"><text:tab/>-Por ultimo Juan comenta que no esta motivado y que se encuentra sin ganas de nada, son los síntomas mas típicos de caso de ¨burn out¨ o <text:s/>quemado de trabajo, estos casos son los mas difíciles de prevenir y o solucionar, ya que aveces sin querer nos llevamos el trabajo a casa, le damos mas vueltas de las que debemos a las cosas, como trabajador que he sido aquí daré un poco de mi opinión personal, creo que para este riesgo laboral es difícil definir algo para prevenirlo o solucionarlo en caso de que lo estés sufriendo. Hay tomarse las cosas como son el trabajo solo forma parte de tu vida no te puede ir toda tu vida en ello.</text:p>
      <text:p text:style-name="P2"><text:tab/></text:p>
      <text:p text:style-name="P4"/>
      <text:p text:style-name="P3"><text:s text:c="2"/></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Liberation Serif" svg:font-family="'Liberatio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loext:opacity="0%" style:font-name="Calibri1"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1" fo:font-size="11pt" fo:language="es" fo:country="E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22T14:38:24.991896112</dc:date>
    <meta:editing-duration>PT6M10S</meta:editing-duration>
    <meta:editing-cycles>1</meta:editing-cycles>
    <meta:document-statistic meta:table-count="0" meta:image-count="0" meta:object-count="0" meta:page-count="3" meta:paragraph-count="33" meta:word-count="1348" meta:character-count="7780" meta:non-whitespace-character-count="6425"/>
    <meta:generator>LibreOffice/7.3.7.2$Linux_X86_64 LibreOffice_project/30$Build-2</meta:generator>
  </office:meta>
</office:document-meta>
</file>